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sana Math" svg:font-family="'Asana Math'" style:font-pitch="variable"/>
    <style:font-face style:name="Berenis ADF Pro Math" svg:font-family="'Berenis ADF Pro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5" style:family="graphic" style:parent-style-name="standard">
      <style:graphic-properties draw:opacity="15%" draw:opacity-name="" draw:textarea-horizontal-align="justify" draw:textarea-vertical-align="middle" draw:auto-grow-height="false" fo:min-height="5.678cm" fo:min-width="5.608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color="#808080"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15%"/>
      <style:paragraph-properties fo:text-align="center"/>
    </style:style>
    <style:style style:name="P3" style:family="paragraph">
      <style:text-properties style:font-name="Asana Math"/>
    </style:style>
    <style:style style:name="P4" style:family="paragraph">
      <loext:graphic-properties draw:fill="none" draw:fill-color="#ffffff"/>
      <style:text-properties style:font-name="Asana Math"/>
    </style:style>
    <style:style style:name="P5" style:family="paragraph">
      <style:text-properties style:text-position="0% 100%" style:font-name="Asana Math"/>
    </style:style>
    <style:style style:name="P6" style:family="paragraph">
      <loext:graphic-properties draw:fill="none" draw:fill-color="#ffffff"/>
      <style:text-properties style:text-position="0% 100%" style:font-name="Asana Math"/>
    </style:style>
    <style:style style:name="P7" style:family="paragraph">
      <style:text-properties style:text-position="0% 100%" style:font-name="Asana Math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text-position="0% 100%" style:font-name="Asana Math" fo:font-weight="bold" style:font-weight-asian="bold" style:font-weight-complex="bold"/>
    </style:style>
    <style:style style:name="P9" style:family="paragraph">
      <style:text-properties fo:color="#808080" style:text-position="0% 100%" style:font-name="Asana Math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808080" style:text-position="0% 100%" style:font-name="Asana Math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style:font-name="Asana Math"/>
    </style:style>
    <style:style style:name="T2" style:family="text">
      <style:text-properties style:text-position="-33% 58%" style:font-name="Asana Math"/>
    </style:style>
    <style:style style:name="T3" style:family="text">
      <style:text-properties style:text-position="0% 100%" style:font-name="Asana Math" fo:font-weight="bold" style:font-weight-asian="bold" style:font-weight-complex="bold"/>
    </style:style>
    <style:style style:name="T4" style:family="text">
      <style:text-properties style:text-position="33% 58%" style:font-name="Asana Math" fo:font-size="18pt" style:font-size-asian="18pt" style:font-size-complex="18pt"/>
    </style:style>
    <style:style style:name="T5" style:family="text">
      <style:text-properties style:text-position="0% 100%" style:font-name="Asana Math"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position="0% 100%" style:font-name="Asana Math" fo:font-weight="normal" style:font-weight-asian="normal" style:font-weight-complex="normal"/>
    </style:style>
    <style:style style:name="T7" style:family="text">
      <style:text-properties style:text-position="33% 58%" style:font-name="Asana Math" fo:font-weight="normal" style:font-weight-asian="normal" style:font-weight-complex="normal"/>
    </style:style>
    <style:style style:name="T8" style:family="text">
      <style:text-properties style:font-name="Asana Math" fo:font-weight="normal" style:font-weight-asian="normal" style:font-weight-complex="normal"/>
    </style:style>
    <style:style style:name="T9" style:family="text">
      <style:text-properties fo:color="#808080" style:text-position="0% 100%" style:font-name="Asana Math" fo:font-weight="bold" style:font-weight-asian="bold" style:font-weight-complex="bold"/>
    </style:style>
    <style:style style:name="T10" style:family="text">
      <style:text-properties fo:color="#808080" style:text-position="0% 100%" style:font-name="Asana Math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2.542cm" svg:y1="3.303cm" svg:x2="20.967cm" svg:y2="10.041cm">
            <text:p/>
          </draw:line>
          <draw:line draw:style-name="gr2" draw:text-style-name="P1" draw:layer="layout" svg:x1="2.54cm" svg:y1="3.302cm" svg:x2="1.016cm" svg:y2="4.572cm">
            <text:p/>
          </draw:line>
          <draw:line draw:style-name="gr3" draw:text-style-name="P1" draw:layer="layout" svg:x1="2.541cm" svg:y1="3.302cm" svg:x2="2.54cm" svg:y2="0.508cm">
            <text:p/>
          </draw:line>
          <draw:line draw:style-name="gr4" draw:text-style-name="P1" draw:layer="layout" svg:x1="2.542cm" svg:y1="3.303cm" svg:x2="5.08cm" svg:y2="3.302cm">
            <text:p/>
          </draw:line>
          <draw:line draw:style-name="gr2" draw:text-style-name="P1" draw:layer="layout" svg:x1="20.966cm" svg:y1="10.039cm" svg:x2="19.011cm" svg:y2="10.376cm">
            <text:p/>
          </draw:line>
          <draw:line draw:style-name="gr3" draw:text-style-name="P1" draw:layer="layout" svg:x1="20.967cm" svg:y1="10.04cm" svg:x2="22.364cm" svg:y2="7.62cm">
            <text:p/>
          </draw:line>
          <draw:line draw:style-name="gr4" draw:text-style-name="P1" draw:layer="layout" svg:x1="20.967cm" svg:y1="10.041cm" svg:x2="23.165cm" svg:y2="11.31cm">
            <text:p/>
          </draw:line>
          <draw:custom-shape draw:style-name="gr5" draw:text-style-name="P2" draw:layer="layout" svg:width="8.636cm" svg:height="8.382cm" svg:x="17.018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20.967cm" svg:y1="10.041cm" svg:x2="18.034cm" svg:y2="7.112cm">
            <text:p/>
          </draw:line>
          <draw:frame draw:style-name="gr7" draw:text-style-name="P4" draw:layer="layout" svg:width="1.27cm" svg:height="1.441cm" svg:x="19.558cm" svg:y="7.951cm">
            <draw:text-box>
              <text:p text:style-name="P3"><text:span text:style-name="T1">r</text:span><text:span text:style-name="T2">s</text:span></text:p>
            </draw:text-box>
          </draw:frame>
          <draw:frame draw:style-name="gr7" draw:text-style-name="P6" draw:layer="layout" svg:width="1.27cm" svg:height="1.441cm" svg:x="18.034cm" svg:y="9.906cm">
            <draw:text-box>
              <text:p text:style-name="P5"><text:span text:style-name="T3">x</text:span><text:span text:style-name="T4">r</text:span></text:p>
            </draw:text-box>
          </draw:frame>
          <draw:frame draw:style-name="gr7" draw:text-style-name="P6" draw:layer="layout" svg:width="1.27cm" svg:height="1.441cm" svg:x="23.114cm" svg:y="10.668cm">
            <draw:text-box>
              <text:p text:style-name="P5"><text:span text:style-name="T5">y</text:span><text:span text:style-name="T4">r</text:span></text:p>
            </draw:text-box>
          </draw:frame>
          <draw:frame draw:style-name="gr7" draw:text-style-name="P6" draw:layer="layout" svg:width="1.27cm" svg:height="1.441cm" svg:x="22.098cm" svg:y="6.687cm">
            <draw:text-box>
              <text:p text:style-name="P5"><text:span text:style-name="T5">z</text:span><text:span text:style-name="T4">r</text:span></text:p>
            </draw:text-box>
          </draw:frame>
          <draw:frame draw:style-name="gr7" draw:text-style-name="P8" draw:layer="layout" svg:width="1.27cm" svg:height="1.441cm" svg:x="0.508cm" svg:y="4.318cm">
            <draw:text-box>
              <text:p text:style-name="P7"><text:span text:style-name="T3">x</text:span></text:p>
            </draw:text-box>
          </draw:frame>
          <draw:frame draw:style-name="gr7" draw:text-style-name="P8" draw:layer="layout" svg:width="1.27cm" svg:height="1.441cm" svg:x="5.08cm" svg:y="2.794cm">
            <draw:text-box>
              <text:p text:style-name="P7"><text:span text:style-name="T3">y</text:span></text:p>
            </draw:text-box>
          </draw:frame>
          <draw:frame draw:style-name="gr7" draw:text-style-name="P8" draw:layer="layout" svg:width="1.27cm" svg:height="1.441cm" svg:x="2.541cm" svg:y="0.083cm">
            <draw:text-box>
              <text:p text:style-name="P7"><text:span text:style-name="T3">z</text:span></text:p>
            </draw:text-box>
          </draw:frame>
          <draw:line draw:style-name="gr1" draw:text-style-name="P1" draw:layer="layout" svg:x1="2.542cm" svg:y1="3.303cm" svg:x2="3.048cm" svg:y2="6.096cm">
            <text:p/>
          </draw:line>
          <draw:frame draw:style-name="gr8" draw:text-style-name="P8" draw:layer="layout" svg:width="2.032cm" svg:height="1.441cm" svg:x="3.048cm" svg:y="5.671cm">
            <draw:text-box>
              <text:p text:style-name="P7"><text:span text:style-name="T3">n</text:span><text:span text:style-name="T6">(t)</text:span></text:p>
            </draw:text-box>
          </draw:frame>
          <draw:line draw:style-name="gr1" draw:text-style-name="P1" draw:layer="layout" svg:x1="20.967cm" svg:y1="10.041cm" svg:x2="19.558cm" svg:y2="12.192cm">
            <text:p/>
          </draw:line>
          <draw:frame draw:style-name="gr9" draw:text-style-name="P8" draw:layer="layout" svg:width="1.895cm" svg:height="2.631cm" svg:x="18.796cm" svg:y="12.101cm">
            <draw:text-box>
              <text:p text:style-name="P7"><text:span text:style-name="T3">w</text:span><text:span text:style-name="T7">r</text:span><text:span text:style-name="T6">(t)</text:span></text:p>
            </draw:text-box>
          </draw:frame>
          <draw:line draw:style-name="gr1" draw:text-style-name="P1" draw:layer="layout" svg:x1="20.967cm" svg:y1="10.041cm" svg:x2="20.828cm" svg:y2="5.842cm">
            <text:p/>
          </draw:line>
          <draw:frame draw:style-name="gr7" draw:text-style-name="P8" draw:layer="layout" svg:width="1.27cm" svg:height="1.441cm" svg:x="20.828cm" svg:y="5.588cm">
            <draw:text-box>
              <text:p text:style-name="P7"><text:span text:style-name="T3">s</text:span><text:span text:style-name="T7">r</text:span></text:p>
            </draw:text-box>
          </draw:frame>
          <draw:frame draw:style-name="gr9" draw:text-style-name="P8" draw:layer="layout" svg:width="2.286cm" svg:height="2.631cm" svg:x="9.398cm" svg:y="6.096cm">
            <draw:text-box>
              <text:p text:style-name="P7"><text:span text:style-name="T1">p</text:span><text:span text:style-name="T8">(t)</text:span></text:p>
            </draw:text-box>
          </draw:frame>
          <draw:line draw:style-name="gr1" draw:text-style-name="P1" draw:layer="layout" svg:x1="2.542cm" svg:y1="3.303cm" svg:x2="20.828cm" svg:y2="5.842cm">
            <text:p/>
          </draw:line>
          <draw:frame draw:style-name="gr9" draw:text-style-name="P8" draw:layer="layout" svg:width="2.286cm" svg:height="2.631cm" svg:x="12.192cm" svg:y="3.639cm">
            <draw:text-box>
              <text:p text:style-name="P7"><text:span text:style-name="T1">s</text:span><text:span text:style-name="T8">(t)</text:span></text:p>
            </draw:text-box>
          </draw:frame>
          <draw:line draw:style-name="gr10" draw:text-style-name="P1" draw:layer="layout" svg:x1="2.542cm" svg:y1="3.302cm" svg:x2="1.133cm" svg:y2="5.453cm">
            <text:p/>
          </draw:line>
          <draw:frame draw:style-name="gr9" draw:text-style-name="P10" draw:layer="layout" svg:width="1.895cm" svg:height="2.631cm" svg:x="0.371cm" svg:y="5.362cm">
            <draw:text-box>
              <text:p text:style-name="P9"><text:span text:style-name="T9">w</text:span><text:span text:style-name="T10">(t)</text:span></text:p>
            </draw:text-box>
          </draw:frame>
          <draw:line draw:style-name="gr1" draw:text-style-name="P1" draw:layer="layout" svg:x1="2.542cm" svg:y1="3.303cm" svg:x2="6.096cm" svg:y2="2.032cm">
            <text:p/>
          </draw:line>
          <draw:frame draw:style-name="gr8" draw:text-style-name="P8" draw:layer="layout" svg:width="2.032cm" svg:height="1.441cm" svg:x="5.842cm" svg:y="1.099cm">
            <draw:text-box>
              <text:p text:style-name="P7"><text:span text:style-name="T3">v</text:span><text:span text:style-name="T6">(t)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sana Math" svg:font-family="'Asana Math'" style:font-pitch="variable"/>
    <style:font-face style:name="Berenis ADF Pro Math" svg:font-family="'Berenis ADF Pro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5:20:42.444487488</meta:creation-date>
    <dc:date>2023-06-22T15:40:21.083482604</dc:date>
    <meta:editing-duration>PT9M6S</meta:editing-duration>
    <meta:editing-cycles>1</meta:editing-cycles>
    <meta:document-statistic meta:object-count="53"/>
    <meta:generator>LibreOffice/6.4.7.2$Linux_X86_64 LibreOffice_project/40$Build-2</meta:generator>
  </office:meta>
</office:document-meta>
</file>